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  <style:text-properties style:font-name-complex="Times New Roman" fo:font-weight="bold" style:font-weight-asian="bold" style:font-weight-complex="bold"/>
    </style:style>
    <style:style style:name="P2" style:parent-style-name="Standard" style:family="paragraph">
      <style:paragraph-properties fo:text-align="justify" fo:line-height="150%"/>
    </style:style>
    <style:style style:name="T3" style:parent-style-name="Domyślnaczcionkaakapitu" style:family="text">
      <style:text-properties style:font-name-complex="Times New Roman" fo:font-weight="bold" style:font-weight-asian="bold" style:font-weight-complex="bold"/>
    </style:style>
    <style:style style:name="T4" style:parent-style-name="Domyślnaczcionkaakapitu" style:family="text">
      <style:text-properties style:font-name-complex="Times New Roman" fo:font-weight="bold" style:font-weight-asian="bold" style:font-weight-complex="bold" fo:font-style="italic" style:font-style-asian="italic" style:font-style-complex="italic"/>
    </style:style>
    <style:style style:name="T5" style:parent-style-name="Domyślnaczcionkaakapitu" style:family="text">
      <style:text-properties style:font-name-complex="Times New Roman" fo:font-weight="bold" style:font-weight-asian="bold" style:font-weight-complex="bold"/>
    </style:style>
    <style:style style:name="P6" style:parent-style-name="Standard" style:family="paragraph">
      <style:paragraph-properties fo:text-align="justify" fo:line-height="150%" fo:margin-left="0.1965in" fo:margin-right="0.1965in">
        <style:tab-stops/>
      </style:paragraph-properties>
      <style:text-properties style:font-name-complex="Times New Roman"/>
    </style:style>
    <style:style style:name="P7" style:parent-style-name="Standard" style:family="paragraph">
      <style:paragraph-properties fo:text-align="justify" fo:line-height="150%" fo:margin-left="0.1965in" fo:margin-right="0.1965in">
        <style:tab-stops/>
      </style:paragraph-properties>
      <style:text-properties style:font-name-complex="Times New Roman"/>
    </style:style>
    <style:style style:name="P8" style:parent-style-name="Standard" style:family="paragraph">
      <style:paragraph-properties fo:text-align="justify" fo:line-height="150%" fo:margin-left="0.1965in" fo:margin-right="0.1965in">
        <style:tab-stops/>
      </style:paragraph-properties>
    </style:style>
    <style:style style:name="T9" style:parent-style-name="Domyślnaczcionkaakapitu" style:family="text">
      <style:text-properties style:font-name-complex="Times New Roman"/>
    </style:style>
    <style:style style:name="T10" style:parent-style-name="Domyślnaczcionkaakapitu" style:family="text">
      <style:text-properties style:font-name-complex="Times New Roman"/>
    </style:style>
    <style:style style:name="T11" style:parent-style-name="Domyślnaczcionkaakapitu" style:family="text">
      <style:text-properties style:font-name-complex="Times New Roman"/>
    </style:style>
    <style:style style:name="T12" style:parent-style-name="Domyślnaczcionkaakapitu" style:family="text">
      <style:text-properties style:font-name-complex="Times New Roman"/>
    </style:style>
    <style:style style:name="T13" style:parent-style-name="Domyślnaczcionkaakapitu" style:family="text">
      <style:text-properties style:font-name-complex="Times New Roman" fo:background-color="#FFFF00"/>
    </style:style>
    <style:style style:name="T14" style:parent-style-name="Domyślnaczcionkaakapitu" style:family="text">
      <style:text-properties style:font-name-complex="Times New Roman"/>
    </style:style>
    <style:style style:name="T15" style:parent-style-name="Domyślnaczcionkaakapitu" style:family="text">
      <style:text-properties style:font-name-complex="Times New Roman"/>
    </style:style>
    <style:style style:name="T16" style:parent-style-name="Domyślnaczcionkaakapitu" style:family="text">
      <style:text-properties style:font-name-complex="Times New Roman" fo:background-color="#FFFF00"/>
    </style:style>
    <style:style style:name="T17" style:parent-style-name="Domyślnaczcionkaakapitu" style:family="text">
      <style:text-properties style:font-name-complex="Times New Roman"/>
    </style:style>
    <style:style style:name="P18" style:parent-style-name="Standard" style:family="paragraph">
      <style:paragraph-properties fo:text-align="justify" fo:line-height="150%" fo:margin-left="0.1965in" fo:margin-right="0.1965in">
        <style:tab-stops/>
      </style:paragraph-properties>
    </style:style>
    <style:style style:name="T19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20" style:parent-style-name="Domyślnaczcionkaakapitu" style:family="text">
      <style:text-properties style:font-name-complex="Times New Roman"/>
    </style:style>
    <style:style style:name="T21" style:parent-style-name="Domyślnaczcionkaakapitu" style:family="text">
      <style:text-properties style:font-name-complex="Times New Roman"/>
    </style:style>
    <style:style style:name="P22" style:parent-style-name="Standard" style:family="paragraph">
      <style:paragraph-properties fo:text-align="justify" fo:line-height="150%" fo:margin-left="0.1965in" fo:margin-right="0.1965in">
        <style:tab-stops/>
      </style:paragraph-properties>
      <style:text-properties style:font-name-complex="Times New Roman"/>
    </style:style>
    <style:style style:name="P23" style:parent-style-name="Standard" style:family="paragraph">
      <style:paragraph-properties fo:text-align="justify" fo:line-height="150%" fo:margin-left="0.1965in" fo:margin-right="0.1965in">
        <style:tab-stops/>
      </style:paragraph-properties>
      <style:text-properties style:font-name-complex="Times New Roman"/>
    </style:style>
    <style:style style:name="P24" style:parent-style-name="Standard" style:family="paragraph">
      <style:paragraph-properties fo:text-align="justify" fo:line-height="150%" fo:margin-left="0.1965in" fo:margin-right="0.1965in">
        <style:tab-stops/>
      </style:paragraph-properties>
    </style:style>
    <style:style style:name="T25" style:parent-style-name="Domyślnaczcionkaakapitu" style:family="text">
      <style:text-properties style:font-name-complex="Times New Roman"/>
    </style:style>
    <style:style style:name="T26" style:parent-style-name="Domyślnaczcionkaakapitu" style:family="text">
      <style:text-properties style:font-name-complex="Times New Roman" fo:background-color="#FFFF00"/>
    </style:style>
    <style:style style:name="T27" style:parent-style-name="Domyślnaczcionkaakapitu" style:family="text">
      <style:text-properties style:font-name-complex="Times New Roman"/>
    </style:style>
    <style:style style:name="T28" style:parent-style-name="Domyślnaczcionkaakapitu" style:family="text">
      <style:text-properties style:font-name-complex="Times New Roman"/>
    </style:style>
    <style:style style:name="T29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30" style:parent-style-name="Domyślnaczcionkaakapitu" style:family="text">
      <style:text-properties style:font-name-complex="Times New Roman"/>
    </style:style>
    <style:style style:name="T31" style:parent-style-name="Domyślnaczcionkaakapitu" style:family="text">
      <style:text-properties style:font-name-complex="Times New Roman"/>
    </style:style>
    <style:style style:name="T32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33" style:parent-style-name="Domyślnaczcionkaakapitu" style:family="text">
      <style:text-properties style:font-name-complex="Times New Roman"/>
    </style:style>
    <style:style style:name="T34" style:parent-style-name="Domyślnaczcionkaakapitu" style:family="text">
      <style:text-properties style:font-name-complex="Times New Roman"/>
    </style:style>
    <style:style style:name="T35" style:parent-style-name="Domyślnaczcionkaakapitu" style:family="text">
      <style:text-properties style:font-name-complex="Times New Roman"/>
    </style:style>
    <style:style style:name="T36" style:parent-style-name="Domyślnaczcionkaakapitu" style:family="text">
      <style:text-properties style:font-name-complex="Times New Roman"/>
    </style:style>
    <style:style style:name="P37" style:parent-style-name="Standard" style:family="paragraph">
      <style:paragraph-properties fo:text-align="justify" fo:line-height="150%" fo:margin-left="0.1965in" fo:margin-right="0.1965in">
        <style:tab-stops/>
      </style:paragraph-properties>
    </style:style>
    <style:style style:name="T38" style:parent-style-name="Domyślnaczcionkaakapitu" style:family="text">
      <style:text-properties style:font-name-complex="Times New Roman"/>
    </style:style>
    <style:style style:name="T39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40" style:parent-style-name="Domyślnaczcionkaakapitu" style:family="text">
      <style:text-properties style:font-name-complex="Times New Roman"/>
    </style:style>
    <style:style style:name="T41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42" style:parent-style-name="Domyślnaczcionkaakapitu" style:family="text">
      <style:text-properties style:font-name-complex="Times New Roman"/>
    </style:style>
    <style:style style:name="T43" style:parent-style-name="Domyślnaczcionkaakapitu" style:family="text">
      <style:text-properties style:font-name-complex="Times New Roman"/>
    </style:style>
    <style:style style:name="T44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45" style:parent-style-name="Domyślnaczcionkaakapitu" style:family="text">
      <style:text-properties style:font-name-complex="Times New Roman"/>
    </style:style>
    <style:style style:name="P46" style:parent-style-name="Standard" style:family="paragraph">
      <style:paragraph-properties fo:text-align="justify" fo:line-height="150%" fo:margin-left="0.1965in" fo:margin-right="0.1965in">
        <style:tab-stops/>
      </style:paragraph-properties>
    </style:style>
    <style:style style:name="T47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48" style:parent-style-name="Domyślnaczcionkaakapitu" style:family="text">
      <style:text-properties style:font-name-complex="Times New Roman"/>
    </style:style>
    <style:style style:name="P49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50" style:parent-style-name="Domyślnaczcionkaakapitu" style:family="text">
      <style:text-properties style:font-name-complex="Times New Roman"/>
    </style:style>
    <style:style style:name="T51" style:parent-style-name="Domyślnaczcionkaakapitu" style:family="text">
      <style:text-properties style:font-name-complex="Times New Roman"/>
    </style:style>
    <style:style style:name="T52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53" style:parent-style-name="Domyślnaczcionkaakapitu" style:family="text">
      <style:text-properties style:font-name-complex="Times New Roman"/>
    </style:style>
    <style:style style:name="T54" style:parent-style-name="Domyślnaczcionkaakapitu" style:family="text">
      <style:text-properties style:font-name-complex="Times New Roman"/>
    </style:style>
    <style:style style:name="P55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56" style:parent-style-name="Domyślnaczcionkaakapitu" style:family="text">
      <style:text-properties style:font-name-complex="Times New Roman"/>
    </style:style>
    <style:style style:name="T57" style:parent-style-name="Domyślnaczcionkaakapitu" style:family="text">
      <style:text-properties style:font-name-complex="Times New Roman"/>
    </style:style>
    <style:style style:name="T58" style:parent-style-name="Domyślnaczcionkaakapitu" style:family="text">
      <style:text-properties style:font-name-complex="Times New Roman"/>
    </style:style>
    <style:style style:name="T59" style:parent-style-name="Domyślnaczcionkaakapitu" style:family="text">
      <style:text-properties style:font-name-complex="Times New Roman"/>
    </style:style>
    <style:style style:name="T60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61" style:parent-style-name="Domyślnaczcionkaakapitu" style:family="text">
      <style:text-properties style:font-name-complex="Times New Roman"/>
    </style:style>
    <style:style style:name="T62" style:parent-style-name="Domyślnaczcionkaakapitu" style:family="text">
      <style:text-properties style:font-name-complex="Times New Roman"/>
    </style:style>
    <style:style style:name="T63" style:parent-style-name="Domyślnaczcionkaakapitu" style:family="text">
      <style:text-properties style:font-name-complex="Times New Roman"/>
    </style:style>
    <style:style style:name="T64" style:parent-style-name="Domyślnaczcionkaakapitu" style:family="text">
      <style:text-properties style:font-name-complex="Times New Roman"/>
    </style:style>
    <style:style style:name="T65" style:parent-style-name="Domyślnaczcionkaakapitu" style:family="text">
      <style:text-properties style:font-name-complex="Times New Roman"/>
    </style:style>
    <style:style style:name="T66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67" style:parent-style-name="Domyślnaczcionkaakapitu" style:family="text">
      <style:text-properties style:font-name-complex="Times New Roman"/>
    </style:style>
    <style:style style:name="T68" style:parent-style-name="Domyślnaczcionkaakapitu" style:family="text">
      <style:text-properties style:font-name-complex="Times New Roman"/>
    </style:style>
    <style:style style:name="P69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70" style:parent-style-name="Domyślnaczcionkaakapitu" style:family="text">
      <style:text-properties style:font-name-complex="Times New Roman" fo:background-color="#FFFF00"/>
    </style:style>
    <style:style style:name="T71" style:parent-style-name="Domyślnaczcionkaakapitu" style:family="text">
      <style:text-properties style:font-name-complex="Times New Roman"/>
    </style:style>
    <style:style style:name="T72" style:parent-style-name="Domyślnaczcionkaakapitu" style:family="text">
      <style:text-properties style:font-name-complex="Times New Roman"/>
    </style:style>
    <style:style style:name="T73" style:parent-style-name="Domyślnaczcionkaakapitu" style:family="text">
      <style:text-properties style:font-name-complex="Times New Roman"/>
    </style:style>
    <style:style style:name="P74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75" style:parent-style-name="Domyślnaczcionkaakapitu" style:family="text">
      <style:text-properties style:font-name-complex="Times New Roman"/>
    </style:style>
    <style:style style:name="T76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77" style:parent-style-name="Domyślnaczcionkaakapitu" style:family="text">
      <style:text-properties style:font-name-complex="Times New Roman"/>
    </style:style>
    <style:style style:name="T78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79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80" style:parent-style-name="Domyślnaczcionkaakapitu" style:family="text">
      <style:text-properties style:font-name-complex="Times New Roman"/>
    </style:style>
    <style:style style:name="T81" style:parent-style-name="Domyślnaczcionkaakapitu" style:family="text">
      <style:text-properties style:font-name-complex="Times New Roman"/>
    </style:style>
    <style:style style:name="T82" style:parent-style-name="Domyślnaczcionkaakapitu" style:family="text">
      <style:text-properties style:font-name-complex="Times New Roman"/>
    </style:style>
    <style:style style:name="T83" style:parent-style-name="Domyślnaczcionkaakapitu" style:family="text">
      <style:text-properties style:font-name-complex="Times New Roman"/>
    </style:style>
    <style:style style:name="T84" style:parent-style-name="Domyślnaczcionkaakapitu" style:family="text">
      <style:text-properties style:font-name-complex="Times New Roman"/>
    </style:style>
    <style:style style:name="T85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P86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87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88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89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90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91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P92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93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94" style:parent-style-name="Odwołanieprzypisudolnego" style:family="text">
      <style:text-properties style:font-name-complex="Times New Roman" fo:font-style="italic" style:font-style-asian="italic" style:font-style-complex="italic"/>
    </style:style>
    <style:style style:name="T95" style:parent-style-name="Domyślnaczcionkaakapitu" style:family="text">
      <style:text-properties fo:font-style="italic" style:font-style-asian="italic" style:font-style-complex="italic"/>
    </style:style>
    <style:style style:name="T96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P97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98" style:parent-style-name="Domyślnaczcionkaakapitu" style:family="text">
      <style:text-properties style:font-name-complex="Times New Roman"/>
    </style:style>
    <style:style style:name="T99" style:parent-style-name="Domyślnaczcionkaakapitu" style:family="text">
      <style:text-properties style:font-name-complex="Times New Roman"/>
    </style:style>
    <style:style style:name="T100" style:parent-style-name="Domyślnaczcionkaakapitu" style:family="text">
      <style:text-properties style:font-name-complex="Times New Roman"/>
    </style:style>
    <style:style style:name="T101" style:parent-style-name="Domyślnaczcionkaakapitu" style:family="text">
      <style:text-properties style:font-name-complex="Times New Roman"/>
    </style:style>
    <style:style style:name="T102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03" style:parent-style-name="Domyślnaczcionkaakapitu" style:family="text">
      <style:text-properties style:font-name-complex="Times New Roman"/>
    </style:style>
    <style:style style:name="T104" style:parent-style-name="Domyślnaczcionkaakapitu" style:family="text">
      <style:text-properties style:font-name-complex="Times New Roman"/>
    </style:style>
    <style:style style:name="P105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106" style:parent-style-name="Domyślnaczcionkaakapitu" style:family="text">
      <style:text-properties style:font-name-complex="Times New Roman"/>
    </style:style>
    <style:style style:name="T107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08" style:parent-style-name="Domyślnaczcionkaakapitu" style:family="text">
      <style:text-properties style:font-name-complex="Times New Roman"/>
    </style:style>
    <style:style style:name="P109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110" style:parent-style-name="Domyślnaczcionkaakapitu" style:family="text">
      <style:text-properties style:font-name-complex="Times New Roman"/>
    </style:style>
    <style:style style:name="T111" style:parent-style-name="Domyślnaczcionkaakapitu" style:family="text">
      <style:text-properties style:font-name-complex="Times New Roman" fo:background-color="#FFFF00"/>
    </style:style>
    <style:style style:name="T112" style:parent-style-name="Domyślnaczcionkaakapitu" style:family="text">
      <style:text-properties style:font-name-complex="Times New Roman"/>
    </style:style>
    <style:style style:name="T113" style:parent-style-name="Domyślnaczcionkaakapitu" style:family="text">
      <style:text-properties style:font-name-complex="Times New Roman" fo:background-color="#FFFF00"/>
    </style:style>
    <style:style style:name="T114" style:parent-style-name="Domyślnaczcionkaakapitu" style:family="text">
      <style:text-properties style:font-name-complex="Times New Roman"/>
    </style:style>
    <style:style style:name="T115" style:parent-style-name="Domyślnaczcionkaakapitu" style:family="text">
      <style:text-properties style:font-name-complex="Times New Roman"/>
    </style:style>
    <style:style style:name="T116" style:parent-style-name="Domyślnaczcionkaakapitu" style:family="text">
      <style:text-properties style:font-name-complex="Times New Roman"/>
    </style:style>
    <style:style style:name="P117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118" style:parent-style-name="Domyślnaczcionkaakapitu" style:family="text">
      <style:text-properties style:font-name-complex="Times New Roman"/>
    </style:style>
    <style:style style:name="T119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20" style:parent-style-name="Domyślnaczcionkaakapitu" style:family="text">
      <style:text-properties style:font-name-complex="Times New Roman"/>
    </style:style>
    <style:style style:name="T121" style:parent-style-name="Domyślnaczcionkaakapitu" style:family="text">
      <style:text-properties style:font-name-complex="Times New Roman"/>
    </style:style>
    <style:style style:name="T122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23" style:parent-style-name="Domyślnaczcionkaakapitu" style:family="text">
      <style:text-properties style:font-name-complex="Times New Roman"/>
    </style:style>
    <style:style style:name="T124" style:parent-style-name="Domyślnaczcionkaakapitu" style:family="text">
      <style:text-properties style:font-name-complex="Times New Roman"/>
    </style:style>
    <style:style style:name="P125" style:parent-style-name="Standard" style:family="paragraph">
      <style:paragraph-properties fo:text-align="justify" fo:line-height="150%" fo:margin-left="0.1965in">
        <style:tab-stops/>
      </style:paragraph-properties>
      <style:text-properties style:font-name-complex="Times New Roman"/>
    </style:style>
    <style:style style:name="P126" style:parent-style-name="Standard" style:family="paragraph">
      <style:paragraph-properties fo:text-align="justify" fo:line-height="150%" fo:margin-left="0.1965in">
        <style:tab-stops/>
      </style:paragraph-properties>
      <style:text-properties style:font-name-complex="Times New Roman"/>
    </style:style>
    <style:style style:name="P127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128" style:parent-style-name="Domyślnaczcionkaakapitu" style:family="text">
      <style:text-properties style:font-name-complex="Times New Roman"/>
    </style:style>
    <style:style style:name="T129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30" style:parent-style-name="Domyślnaczcionkaakapitu" style:family="text">
      <style:text-properties style:font-name-complex="Times New Roman"/>
    </style:style>
    <style:style style:name="T131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32" style:parent-style-name="Domyślnaczcionkaakapitu" style:family="text">
      <style:text-properties style:font-name-complex="Times New Roman"/>
    </style:style>
    <style:style style:name="T133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34" style:parent-style-name="Domyślnaczcionkaakapitu" style:family="text">
      <style:text-properties style:font-name-complex="Times New Roman"/>
    </style:style>
    <style:style style:name="T135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36" style:parent-style-name="Domyślnaczcionkaakapitu" style:family="text">
      <style:text-properties style:font-name-complex="Times New Roman"/>
    </style:style>
    <style:style style:name="P137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138" style:parent-style-name="Domyślnaczcionkaakapitu" style:family="text">
      <style:text-properties style:font-name-complex="Times New Roman"/>
    </style:style>
    <style:style style:name="T139" style:parent-style-name="Domyślnaczcionkaakapitu" style:family="text">
      <style:text-properties style:font-name-complex="Times New Roman"/>
    </style:style>
    <style:style style:name="T140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41" style:parent-style-name="Domyślnaczcionkaakapitu" style:family="text">
      <style:text-properties style:font-name-complex="Times New Roman"/>
    </style:style>
    <style:style style:name="T142" style:parent-style-name="Domyślnaczcionkaakapitu" style:family="text">
      <style:text-properties style:font-name-complex="Times New Roman"/>
    </style:style>
    <style:style style:name="T143" style:parent-style-name="Domyślnaczcionkaakapitu" style:family="text">
      <style:text-properties style:font-name-complex="Times New Roman"/>
    </style:style>
    <style:style style:name="T144" style:parent-style-name="Domyślnaczcionkaakapitu" style:family="text">
      <style:text-properties style:font-name-complex="Times New Roman"/>
    </style:style>
    <style:style style:name="T145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46" style:parent-style-name="Domyślnaczcionkaakapitu" style:family="text">
      <style:text-properties style:font-name-complex="Times New Roman"/>
    </style:style>
    <style:style style:name="T147" style:parent-style-name="Domyślnaczcionkaakapitu" style:family="text">
      <style:text-properties style:font-name-complex="Times New Roman"/>
    </style:style>
    <style:style style:name="T148" style:parent-style-name="Domyślnaczcionkaakapitu" style:family="text">
      <style:text-properties style:font-name-complex="Times New Roman"/>
    </style:style>
    <style:style style:name="T149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P150" style:parent-style-name="Standard" style:family="paragraph">
      <style:paragraph-properties fo:text-align="justify" fo:line-height="150%" fo:margin-left="0.1965in">
        <style:tab-stops/>
      </style:paragraph-properties>
      <style:text-properties style:font-name-complex="Times New Roman"/>
    </style:style>
    <style:style style:name="P151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152" style:parent-style-name="Domyślnaczcionkaakapitu" style:family="text">
      <style:text-properties style:font-name-complex="Times New Roman"/>
    </style:style>
    <style:style style:name="T153" style:parent-style-name="Domyślnaczcionkaakapitu" style:family="text">
      <style:text-properties style:font-name-complex="Times New Roman"/>
    </style:style>
    <style:style style:name="T154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55" style:parent-style-name="Domyślnaczcionkaakapitu" style:family="text">
      <style:text-properties style:font-name-complex="Times New Roman"/>
    </style:style>
    <style:style style:name="T156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57" style:parent-style-name="Domyślnaczcionkaakapitu" style:family="text">
      <style:text-properties style:font-name-complex="Times New Roman" fo:background-color="#FFFF00"/>
    </style:style>
    <style:style style:name="T158" style:parent-style-name="Domyślnaczcionkaakapitu" style:family="text">
      <style:text-properties style:font-name-complex="Times New Roman" fo:background-color="#FFFF00"/>
    </style:style>
    <style:style style:name="T159" style:parent-style-name="Domyślnaczcionkaakapitu" style:family="text">
      <style:text-properties style:font-name-complex="Times New Roman"/>
    </style:style>
    <style:style style:name="T160" style:parent-style-name="Domyślnaczcionkaakapitu" style:family="text">
      <style:text-properties style:font-name-complex="Times New Roman"/>
    </style:style>
    <style:style style:name="T161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62" style:parent-style-name="Domyślnaczcionkaakapitu" style:family="text">
      <style:text-properties style:font-name-complex="Times New Roman"/>
    </style:style>
    <style:style style:name="T163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64" style:parent-style-name="Domyślnaczcionkaakapitu" style:family="text">
      <style:text-properties style:font-name-complex="Times New Roman"/>
    </style:style>
    <style:style style:name="T165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66" style:parent-style-name="Domyślnaczcionkaakapitu" style:family="text">
      <style:text-properties style:font-name-complex="Times New Roman"/>
    </style:style>
    <style:style style:name="T167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68" style:parent-style-name="Domyślnaczcionkaakapitu" style:family="text">
      <style:text-properties style:font-name-complex="Times New Roman"/>
    </style:style>
    <style:style style:name="P169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170" style:parent-style-name="Domyślnaczcionkaakapitu" style:family="text">
      <style:text-properties style:font-name-complex="Times New Roman"/>
    </style:style>
    <style:style style:name="T171" style:parent-style-name="Domyślnaczcionkaakapitu" style:family="text">
      <style:text-properties style:font-name-complex="Times New Roman" fo:background-color="#FFFF00"/>
    </style:style>
    <style:style style:name="T172" style:parent-style-name="Domyślnaczcionkaakapitu" style:family="text">
      <style:text-properties style:font-name-complex="Times New Roman" fo:background-color="#FFFF00"/>
    </style:style>
    <style:style style:name="T173" style:parent-style-name="Domyślnaczcionkaakapitu" style:family="text">
      <style:text-properties style:font-name-complex="Times New Roman"/>
    </style:style>
    <style:style style:name="T174" style:parent-style-name="Domyślnaczcionkaakapitu" style:family="text">
      <style:text-properties style:font-name-complex="Times New Roman"/>
    </style:style>
    <style:style style:name="T175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76" style:parent-style-name="Domyślnaczcionkaakapitu" style:family="text">
      <style:text-properties style:font-name-complex="Times New Roman"/>
    </style:style>
    <style:style style:name="T177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78" style:parent-style-name="Domyślnaczcionkaakapitu" style:family="text">
      <style:text-properties style:font-name-complex="Times New Roman"/>
    </style:style>
    <style:style style:name="P179" style:parent-style-name="Standard" style:family="paragraph">
      <style:paragraph-properties fo:text-align="justify" fo:line-height="150%"/>
    </style:style>
    <style:style style:name="T180" style:parent-style-name="Domyślnaczcionkaakapitu" style:family="text">
      <style:text-properties style:font-name-complex="Times New Roman"/>
    </style:style>
    <style:style style:name="T181" style:parent-style-name="Domyślnaczcionkaakapitu" style:family="text">
      <style:text-properties style:font-name-complex="Times New Roman" fo:background-color="#FFFF00"/>
    </style:style>
    <style:style style:name="T182" style:parent-style-name="Domyślnaczcionkaakapitu" style:family="text">
      <style:text-properties style:font-name-complex="Times New Roman" fo:background-color="#FFFF00"/>
    </style:style>
    <style:style style:name="T183" style:parent-style-name="Domyślnaczcionkaakapitu" style:family="text">
      <style:text-properties style:font-name-complex="Times New Roman" fo:font-style="italic" style:font-style-asian="italic" style:font-style-complex="italic" fo:background-color="#FFFF00"/>
    </style:style>
    <style:style style:name="T184" style:parent-style-name="Domyślnaczcionkaakapitu" style:family="text">
      <style:text-properties style:font-name-complex="Times New Roman" fo:background-color="#FFFF00"/>
    </style:style>
    <style:style style:name="T185" style:parent-style-name="Domyślnaczcionkaakapitu" style:family="text">
      <style:text-properties style:font-name-complex="Times New Roman"/>
    </style:style>
    <style:style style:name="T186" style:parent-style-name="Domyślnaczcionkaakapitu" style:family="text">
      <style:text-properties style:font-name-complex="Times New Roman"/>
    </style:style>
    <style:style style:name="P187" style:parent-style-name="Standard" style:family="paragraph">
      <style:paragraph-properties fo:text-align="justify" fo:line-height="150%"/>
      <style:text-properties style:font-name-complex="Times New Roman"/>
    </style:style>
    <style:style style:name="P188" style:parent-style-name="Standard" style:family="paragraph">
      <style:paragraph-properties fo:text-align="justify" fo:line-height="150%"/>
      <style:text-properties style:font-name-complex="Times New Roman"/>
    </style:style>
    <style:style style:name="P189" style:parent-style-name="Standard" style:family="paragraph">
      <style:paragraph-properties fo:text-align="justify" fo:line-height="150%"/>
      <style:text-properties style:font-name-complex="Times New Roman" fo:font-style="italic" style:font-style-asian="italic" style:font-style-complex="italic"/>
    </style:style>
    <style:style style:name="P190" style:parent-style-name="Standard" style:family="paragraph">
      <style:paragraph-properties fo:text-align="justify" fo:line-height="150%"/>
      <style:text-properties style:font-name-complex="Times New Roman" fo:font-style="italic" style:font-style-asian="italic" style:font-style-complex="italic"/>
    </style:style>
    <style:style style:name="P191" style:parent-style-name="Standard" style:family="paragraph">
      <style:paragraph-properties fo:text-align="justify" fo:line-height="150%"/>
    </style:style>
    <style:style style:name="T192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93" style:parent-style-name="Odwołanieprzypisudolnego" style:family="text">
      <style:text-properties style:font-name-complex="Times New Roman" fo:font-style="italic" style:font-style-asian="italic" style:font-style-complex="italic"/>
    </style:style>
    <style:style style:name="T194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195" style:parent-style-name="Domyślnaczcionkaakapitu" style:family="text">
      <style:text-properties style:font-name-complex="Times New Roman"/>
    </style:style>
    <style:style style:name="P196" style:parent-style-name="Standard" style:family="paragraph">
      <style:paragraph-properties fo:text-align="justify" fo:line-height="150%"/>
      <style:text-properties style:font-name-complex="Times New Roman"/>
    </style:style>
    <style:style style:name="P197" style:parent-style-name="Standard" style:family="paragraph">
      <style:paragraph-properties fo:text-align="justify" fo:line-height="150%"/>
      <style:text-properties style:font-name-complex="Times New Roman" fo:font-style="italic" style:font-style-asian="italic" style:font-style-complex="italic"/>
    </style:style>
    <style:style style:name="P198" style:parent-style-name="Standard" style:family="paragraph">
      <style:paragraph-properties fo:text-align="justify" fo:line-height="150%"/>
      <style:text-properties style:font-name-complex="Times New Roman" fo:font-style="italic" style:font-style-asian="italic" style:font-style-complex="italic"/>
    </style:style>
    <style:style style:name="P199" style:parent-style-name="Standard" style:family="paragraph">
      <style:paragraph-properties fo:text-align="justify" fo:line-height="150%"/>
      <style:text-properties style:font-name-complex="Times New Roman" fo:font-style="italic" style:font-style-asian="italic" style:font-style-complex="italic"/>
    </style:style>
    <style:style style:name="P200" style:parent-style-name="Standard" style:family="paragraph">
      <style:paragraph-properties fo:text-align="justify" fo:line-height="150%"/>
    </style:style>
    <style:style style:name="T201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202" style:parent-style-name="Odwołanieprzypisudolnego" style:family="text">
      <style:text-properties style:font-name-complex="Times New Roman" fo:font-style="italic" style:font-style-asian="italic" style:font-style-complex="italic"/>
    </style:style>
    <style:style style:name="P203" style:parent-style-name="Standard" style:family="paragraph">
      <style:paragraph-properties fo:text-align="justify" fo:line-height="150%"/>
      <style:text-properties style:font-name-complex="Times New Roman"/>
    </style:style>
    <style:style style:name="P204" style:parent-style-name="Standard" style:family="paragraph">
      <style:paragraph-properties fo:text-align="justify" fo:line-height="150%"/>
    </style:style>
    <style:style style:name="T205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206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T207" style:parent-style-name="Domyślnaczcionkaakapitu" style:family="text">
      <style:text-properties style:font-name-complex="Times New Roman"/>
    </style:style>
    <style:style style:name="P208" style:parent-style-name="Standard" style:family="paragraph">
      <style:paragraph-properties fo:text-align="justify" fo:line-height="150%"/>
      <style:text-properties style:font-name-complex="Times New Roman"/>
    </style:style>
    <style:style style:name="P209" style:parent-style-name="Standard" style:family="paragraph">
      <style:paragraph-properties fo:text-align="justify" fo:line-height="150%"/>
      <style:text-properties style:font-name-complex="Times New Roman"/>
    </style:style>
    <style:style style:name="P210" style:parent-style-name="Standard" style:family="paragraph">
      <style:paragraph-properties fo:text-align="justify" fo:line-height="150%"/>
      <style:text-properties style:font-name-complex="Times New Roman"/>
    </style:style>
    <style:style style:name="P211" style:parent-style-name="Standard" style:family="paragraph">
      <style:paragraph-properties fo:text-align="justify" fo:line-height="150%"/>
      <style:text-properties style:font-name-complex="Times New Roman"/>
    </style:style>
    <style:style style:name="P212" style:parent-style-name="Standard" style:family="paragraph">
      <style:paragraph-properties fo:text-align="justify" fo:line-height="150%"/>
      <style:text-properties style:font-name-complex="Times New Roman"/>
    </style:style>
    <style:style style:name="P213" style:parent-style-name="Standard" style:family="paragraph">
      <style:paragraph-properties fo:text-align="justify" fo:line-height="150%"/>
      <style:text-properties style:font-name-complex="Times New Roman"/>
    </style:style>
    <style:style style:name="P214" style:parent-style-name="Standard" style:family="paragraph">
      <style:paragraph-properties fo:text-align="justify" fo:line-height="150%" fo:margin-left="0.1965in">
        <style:tab-stops/>
      </style:paragraph-properties>
      <style:text-properties style:font-name-complex="Times New Roman"/>
    </style:style>
    <style:style style:name="P215" style:parent-style-name="Standard" style:family="paragraph">
      <style:paragraph-properties fo:text-align="justify" fo:line-height="150%" fo:margin-left="0.1965in">
        <style:tab-stops/>
      </style:paragraph-properties>
    </style:style>
    <style:style style:name="T216" style:parent-style-name="Domyślnaczcionkaakapitu" style:family="text">
      <style:text-properties style:font-name-complex="Times New Roman" fo:font-style="italic" style:font-style-asian="italic" style:font-style-complex="italic"/>
    </style:style>
    <style:style style:name="P217" style:parent-style-name="Standard" style:family="paragraph">
      <style:paragraph-properties fo:text-align="justify" fo:line-height="150%" fo:margin-left="0.1965in">
        <style:tab-stops/>
      </style:paragraph-properties>
      <style:text-properties style:font-name-complex="Times New Roman"/>
    </style:style>
    <style:style style:name="P218" style:parent-style-name="Standard" style:family="paragraph">
      <style:paragraph-properties fo:text-align="justify" fo:line-height="150%" fo:margin-left="0.1965in">
        <style:tab-stops/>
      </style:paragraph-properties>
      <style:text-properties style:font-name-complex="Times New Roman"/>
    </style:style>
    <style:style style:name="P219" style:parent-style-name="Standard" style:family="paragraph">
      <style:paragraph-properties fo:text-align="justify" fo:line-height="150%" fo:margin-right="0.1965in"/>
      <style:text-properties style:font-name-complex="Times New Roman"/>
    </style:style>
    <style:style style:name="P220" style:parent-style-name="Standard" style:family="paragraph">
      <style:paragraph-properties fo:text-align="justify" fo:line-height="150%" fo:margin-left="0.1965in" fo:margin-right="0.1965in">
        <style:tab-stops/>
      </style:paragraph-properties>
      <style:text-properties style:font-name-complex="Times New Roman"/>
    </style:style>
    <style:style style:name="P221" style:parent-style-name="Standard" style:family="paragraph">
      <style:paragraph-properties fo:text-align="justify" fo:line-height="150%" fo:margin-right="0.1965in"/>
    </style:style>
    <style:style style:name="T222" style:parent-style-name="Domyślnaczcionkaakapitu" style:family="text">
      <style:text-properties style:font-name-complex="Times New Roman"/>
    </style:style>
  </office:automatic-styles>
  <office:body>
    <office:text text:use-soft-page-breaks="true">
      <text:p text:style-name="P1">Bartosz Konieczka</text:p>
      <text:p text:style-name="P2"><text:span text:style-name="T3">Recenzja książki<text:s/></text:span><text:span text:style-name="T4">Do szpiku kości. Ostatnia powieść awangardowa</text:span><text:span text:style-name="T5"><text:s/>Krzysztofa Jaworskiego</text:span></text:p>
      <text:p text:style-name="P6"/>
      <text:p text:style-name="P7">Akapity?<text:s/>Przystępując do pisania tej recenzji odczuwałem pewien lęk.</text:p>
      <text:p text:style-name="P8"><text:span text:style-name="T9">Może to dlatego, że nie znałem przedtem żadnego z utworów literackich<text:s/></text:span><text:span text:style-name="T10">Krzysztofa</text:span><text:span text:style-name="T11"><text:s/></text:span><text:span text:style-name="T12">Jaworskiego, co znacznie ogranicza mi pole do interpretacji. Może dlatego, że trudno<text:s/></text:span><text:span text:style-name="T13">jest</text:span><text:span text:style-name="T14"><text:s/>ocenia</text:span><text:span text:style-name="T15">ć książkę, która reklamowana<text:s/></text:span><text:span text:style-name="T16">jest</text:span><text:span text:style-name="T17"><text:s/>jako zapis walki autora z chorobą nowotworową. Uznałem jednak, że warto to zrobić. Dlaczego?</text:span></text:p>
      <text:p text:style-name="P18"><text:span text:style-name="T19">Do szpiku kości. Ostatnia powieść awangardowa<text:s/></text:span><text:span text:style-name="T20">to tytuł, który sam w sobie jest zachęcający. Sugeruje on czytelnikowi, że mamy do<text:s/></text:span><text:span text:style-name="T21">czynienia z czymś nietypowym, wartym uwagi. Czy można jednak ufać takim tytułom w epoce rozmaitych literackich indywidualności? Postanowiłem to sprawdzić.</text:span></text:p>
      <text:p text:style-name="P22">Co tak naprawdę jest oryginalnego w tej książce?</text:p>
      <text:p text:style-name="P23">Reklama kłamie. Twierdzenie jakoby<text:s/>ten?<text:s/>utwór był<text:s/>wyłącznie<text:s/>opisem zmagań twórcy z nowotworem sprawiłoby, że jego interpretacja byłaby zbyt płytka.</text:p>
      <text:p text:style-name="P24"><text:span text:style-name="T25">W istocie</text:span><text:span text:style-name="T26">-</text:span><text:span text:style-name="T27"><text:s/>temat choroby przewija się jako motyw stale towarzyszący czytelnikowi w jego drodze przez las stworzonych przez Jaworskiego miniatur literac</text:span><text:span text:style-name="T28">kich. Jest to <text:s/>jednak kwestia raczej drugorzędna w stosunku do refleksji, które bohater<text:s/></text:span><text:span text:style-name="T29">Ostatniej powieści awangardowej-<text:s/></text:span><text:span text:style-name="T30">Krzysztof-</text:span><text:span text:style-name="T31"><text:s/>proszę poprawić wszystkie zamieszczone w pracy łączniki na myślniki</text:span><text:span text:style-name="T32"><text:s/></text:span><text:span text:style-name="T33">snuje w trakcie swojego leczenia. A mają one najróżniejszy charakter- <text:s/>od rozważań natury filozoficznej i<text:s/></text:span><text:span text:style-name="T34">egzystencjalnej</text:span><text:span text:style-name="T35">,</text:span><text:span text:style-name="T36"><text:s/>poprzez te dotyczące codziennego życia, aż po nawiązania do literatury pięknej.</text:span></text:p>
      <text:p text:style-name="P37"><text:span text:style-name="T38">Tytuł dzieła Jaworskiego również połowicznie wprowadza nas w błąd. Sam autor przyznaje, że<text:s/></text:span><text:span text:style-name="T39">pisał historie bez fabuł i powieści bez bohaterów</text:span><text:span text:style-name="T40">. Także<text:s/></text:span><text:span text:style-name="T41">Do szpiku kości...<text:s/></text:span><text:span text:style-name="T42"><text:s/>wpisuje</text:span><text:span text:style-name="T43"><text:s/>się w ten schemat. Fabuła w utworze w zasadzie nie istnieje - to zlepek pozornie niezwiązanych ze sobą krótkich tekstów, niezmiennie rozpoczynających się od słowa<text:s/></text:span><text:span text:style-name="T44">Dlaczego</text:span><text:span text:style-name="T45">.</text:span></text:p>
      <text:p text:style-name="P46"><text:span text:style-name="T47">Dlaczego<text:s/></text:span><text:span text:style-name="T48">ta książka nie spodoba się wszystkim?</text:span></text:p>
      <text:p text:style-name="P49"><text:span text:style-name="T50">Jaworski posługuje się specyficzną<text:s/></text:span><text:span text:style-name="T51">mieszaniną stylów, wrzucając ,,do jednego worka" elementy stylu niskiego i wysokiego, m. in. wplatając w rozmowę dwóch filozofów w rozdziale<text:s/></text:span><text:span text:style-name="T52">Dlaczego niemoc jakaś przypadkowa<text:s/></text:span><text:span text:style-name="T53">wulgaryzmy, których używanie ponoć nie przystoi <text:s/>ludziom wykształconym. Można mu<text:s/></text:span><text:span text:style-name="T54">czynić zarzut z tego, że tam, gdzie nie ma jak rzucić celną myślą - ,,rzuca mięsem".</text:span></text:p>
      <text:p text:style-name="P55"><text:span text:style-name="T56">Jeśli uznamy literaturę za byt estetyczny,<text:s/></text:span><text:span text:style-name="T57">powiemy, że</text:span><text:span text:style-name="T58"><text:s/></text:span><text:span text:style-name="T59">twórca<text:s/></text:span><text:span text:style-name="T60">Do szpiku kości<text:s/></text:span><text:span text:style-name="T61">stara się nas za wszelką cenę <text:s/>przekonać, że jego dzieło wcale literaturą nie jest; przywodzi mi ono n</text:span><text:span text:style-name="T62">a<text:s/></text:span><text:soft-page-break/><text:span text:style-name="T63">myśl dziwne połączenie rozpaczliwych komentarzy Adasia Miauczyńskiego z ,,Dnia świra"<text:s/></text:span><text:span text:style-name="T64">dlaczego nie kursywą?<text:s/></text:span><text:span text:style-name="T65">z zapiskami Ryszarda Kapuścińskiego z cyklu jego sześciu<text:s/></text:span><text:span text:style-name="T66">Lapidariów</text:span><text:span text:style-name="T67">. Zabiegi podjęte przez Jaworskiego w celu zamaskowania literackości jego utworu to rodzaj gry z czyt</text:span><text:span text:style-name="T68">elnikiem, która wcale nie musi mu się podobać.</text:span></text:p>
      <text:p text:style-name="P69"><text:span text:style-name="T70">Bohater wykreowany przez autora</text:span><text:span text:style-name="T71"><text:s/>szyk</text:span><text:span text:style-name="T72"><text:s/>nie powstrzymuje się przed stosowaniem kąśliwych i sarkastycznych uwag pod adresem kobiet. Szczególną uwagę poświęca przy tym swojej żonie, z którą teoretycznie powinien żyć w z</text:span><text:span text:style-name="T73">godzie. Feministki nie będą tym zachwycone.</text:span></text:p>
      <text:p text:style-name="P74"><text:span text:style-name="T75">Równie bezlitośnie Krzysiek z<text:s/></text:span><text:span text:style-name="T76">Do szpiku kości<text:s/></text:span><text:span text:style-name="T77">obchodzi się z religią.<text:s/></text:span><text:span text:style-name="T78"><office:annotation office:name="0"><dc:creator>Emilia Kledzik</dc:creator><dc:date>2015-01-04T22:21:00</dc:date><text:p text:style-name="Tekstkomentarza">Dlaczego kursywa?</text:p></office:annotation>Dlaczego księga powtórzonego prawa</text:span><text:span text:style-name="Odwołaniedokomentarza"><office:annotation-end office:name="0"/></text:span><text:span text:style-name="T79"><text:s/></text:span><text:span text:style-name="T80"><text:s/>stanowi parodię stylu biblijnego, która szczególnie w Polsce nadwrażliwym na krytykę katolikom może się zd</text:span><text:span text:style-name="T81">awać ,,obrazą ich uczuć<text:s/></text:span><text:span text:style-name="T82"><office:annotation office:name="1"><dc:creator>Emilia Kledzik</dc:creator><dc:date>2015-01-04T22:21:00</dc:date><text:p text:style-name="Tekstkomentarza">Jeśli to pytanie, na końcu zdania powinien się znaleźć znak zapytania.<text:s/></text:p></office:annotation>religijnych</text:span><text:span text:style-name="Odwołaniedokomentarza"><office:annotation-end office:name="1"/></text:span><text:span text:style-name="T83">". Oryginalne są też jego modlitwy wznoszone do Boga:</text:span><text:span text:style-name="T84"><text:line-break/></text:span><text:span text:style-name="T85">Dlaczego jedynie żarliwa modlitwa</text:span></text:p>
      <text:p text:style-name="P86"><text:span text:style-name="T87">Boże niekończących się korytarzy. Módl się za nami. Boże wkurwionych na cały świat. Módl się za nami. Boże niemych i ślepych bądź też</text:span><text:span text:style-name="T88"><text:s/>nadwzrocznych i nadmiernie gadatliwych. Módl się za nami. Boże wkurwiających pozostałych w kolejce nieustannymi, bezsensownymi pytaniami w stylu dlaczego pani doktor dzisiaj nie przyjmuje, a jeśli przyjmuje, to gdzie, ale jak przyjmuje, skoro nie przyjmuj</text:span><text:span text:style-name="T89">e, nie przyjmuje, to kiedy będzie przyjmować, i gdzie iść z nogą, ale jaką nogą, kiedy nie ma gdzie iść, bo nie przyjmuje, czyli, że nie przyjmuje, tak, nie przyjmuje, a co ja powiedziałam, no to czy nie można zapisać się na następny termin, nie, nie można</text:span><text:span text:style-name="T90"><text:s/>się zapisać na następny termin, a dlaczego nie można się zapisać na następny termin, bo nie przyjmuje, nie, bo jeszcze nie ma kalendarzy na nowy rok, czyli, że dzisiaj nie przyjmuje, nie przyjmuje, i tak w kółko! po niezliczoną ilość razy dziennie! Myślę,</text:span><text:span text:style-name="T91"><text:s/>że tak będzie wyglądać piekło. Módl się za nami.</text:span></text:p>
      <text:p text:style-name="P92"><text:span text:style-name="T93">Módl się za nami grzesznymi.</text:span><text:span text:style-name="T94"><text:note text:note-class="footnote" text:id="_ftn0"><text:note-citation>1</text:note-citation><text:note-body><text:p text:style-name="Footnote">Krzysztof Jaworski,<text:s/><text:span text:style-name="T95">Do szpiku kości. Ostatnia powieść awangardowa,<text:s/></text:span>Wrocław 2013, s. 42</text:p></text:note-body></text:note></text:span><text:span text:style-name="T96"><text:s text:c="2"/></text:span></text:p>
      <text:p text:style-name="P97"><text:span text:style-name="T98">Krzysztof jest egocentrykiem. Pozbawiona odczucia empatii wobec otaczającego ją<text:s/></text:span><text:span text:style-name="T99">środowiska postać <text:s/>może odrzucać<text:s/></text:span><text:span text:style-name="T100">odstraszać<text:s/></text:span><text:span text:style-name="T101">odbiorców utworu, zwłaszcza, że uwypuklają się w niej przede wszystkim jej negatywne cechy. W<text:s/></text:span><text:span text:style-name="T102">Do szpiku kości....</text:span><text:span text:style-name="T103"><text:s/>występuje ona jako osoba egoistyczna, złośliwa, dobrowolnie odrzucająca towarzystwo innych ludzi. Rozumiem ni</text:span><text:span text:style-name="T104">echęć, którą mogą odczuwać wobec niej czytelnicy.</text:span></text:p>
      <text:p text:style-name="P105"><text:span text:style-name="T106">A <text:s/></text:span><text:span text:style-name="T107">dlaczego</text:span><text:span text:style-name="T108"><text:s/>ta książka podoba się mnie?</text:span></text:p>
      <text:p text:style-name="P109"><text:span text:style-name="T110">Podziwiam Krzysztofa Jaworskiego za ironię, z<text:s/></text:span><text:span text:style-name="T111">jaką</text:span><text:span text:style-name="T112"><text:s/>podszedł do tak trudnego tematu,<text:s/></text:span><text:span text:style-name="T113">jakim</text:span><text:span text:style-name="T114"><text:s/>jest choroba nowotworowa. Nie napisał ckliwej (i bądźmy szczerzy- nudnej) <text:s/>p</text:span><text:span text:style-name="T115">owieści o tym, jak rak wpływa na ludzkie życie. Przypadłość ta jest składnikiem egzystencji bohatera,<text:s/></text:span><text:soft-page-break/><text:span text:style-name="T116">a nie nią samą.</text:span></text:p>
      <text:p text:style-name="P117"><text:span text:style-name="T118"><text:s/></text:span><text:span text:style-name="T119">Do szpiku kości<text:s/></text:span><text:span text:style-name="T120">stanowi natomiast ciekawe studium na temat polskiej rzeczywistości szpitalnej, jej wpływu na ludzką psychikę oraz odważną</text:span><text:span text:style-name="T121"><text:s/>diagnozę społeczną, podjętą z perspektywy pacjenta- myśliciela. Wielości tematów poruszonych przez Jaworskiego w<text:s/></text:span><text:span text:style-name="T122">Ostatniej powieści awangardowej</text:span><text:span text:style-name="T123"><text:s/>mógłby mu pozazdrościć niejeden dziennikarz, usiłujący jak najpełniej oddać w swych relacjach charakter szybko</text:span><text:span text:style-name="T124"><text:s/>zmieniającego się świata.</text:span></text:p>
      <text:p text:style-name="P125">Złośliwy humor, z którym bohater podchodzi do pewnych spraw nie tylko nie umniejsza wartości książki, ale sprawia, że czyta się ją przyjemniej.</text:p>
      <text:p text:style-name="P126">Godna podziwu jest erudycja, którą prezentuje Jaworski w niektórych fragmentach utworu.</text:p>
      <text:p text:style-name="P127"><text:span text:style-name="T128">Szczególnie miłą niespodzianką dla mnie był rozdział<text:s/></text:span><text:span text:style-name="T129">Nie potrafię się uwolnić</text:span><text:span text:style-name="T130">, w którym pisarz zawarł wiersz<text:s/></text:span><text:span text:style-name="T131">Andrzejowi Bursie, w wieczną rocznicę śmierci</text:span><text:span text:style-name="T132">, będący udanym pastiszem utworów poety:<text:s/></text:span><text:span text:style-name="T133">Sylogizm prostacki<text:s/></text:span><text:span text:style-name="T134"><text:s/>oraz<text:s/></text:span><text:span text:style-name="T135">Sobota</text:span><text:span text:style-name="T136">.</text:span></text:p>
      <text:p text:style-name="P137"><text:span text:style-name="T138">Krzysztof, będący główn</text:span><text:span text:style-name="T139">ą <text:s/>(i jedyną wyraźnie zarysowaną) postacią<text:s/></text:span><text:span text:style-name="T140">Do szpiku kości<text:s/></text:span><text:span text:style-name="T141">poza własnymi przeżyciami związanymi z służbą zdrowia dostrzega szarą, ale jakże prawdziwą rzeczywistość otaczającą nas wszystkich; rzeczywistość, w której paradoksalnie <text:s/>wraz z bieg</text:span><text:span text:style-name="T142">i</text:span><text:span text:style-name="T143">em lat coraz tr</text:span><text:span text:style-name="T144">udniej jest realizować własne marzenia.<text:s/></text:span><text:span text:style-name="T145">Dlaczego rozmawiać z młodzieżą<text:s/></text:span><text:span text:style-name="T146">to odważna diagnoza społeczna, wyrażona w znacznie mniejszej ilości</text:span><text:span text:style-name="T147"><text:s/>liczbie!</text:span><text:span text:style-name="T148"><text:s/>słów niż ta poczyniona przez Guya Standinga - twórcę terminu<text:s/></text:span><text:span text:style-name="T149">prekariat.</text:span></text:p>
      <text:p text:style-name="P150">Świat Krzysztofa jest światem nas samych.</text:p>
      <text:p text:style-name="P151"><text:span text:style-name="T152">Boh</text:span><text:span text:style-name="T153">ater Jaworskiego drwi z polskich przywar - z nadmiernego przywiązania do patetycznego słownictwa (rozdział<text:s/></text:span><text:span text:style-name="T154">Dlaczego patriotyzm</text:span><text:span text:style-name="T155">, gdzie dokonuje kontrowersyjnego złożenia językowego<text:s/></text:span><text:span text:style-name="T156">srajczyzna</text:span><text:span text:style-name="T157">), z zamiłowania do plotek powszechnego niegdyś wśród pań w średni</text:span><text:span text:style-name="T158">m wieku</text:span><text:span text:style-name="T159"><text:s/>szyk</text:span><text:span text:style-name="T160"><text:s/>(</text:span><text:span text:style-name="T161">Dlaczego pani Wesołowska</text:span><text:span text:style-name="T162">) czy też ze skłonności do wiary w popularną w popkulturze wizję<text:s/></text:span><text:span text:style-name="T163">american dream<text:s/></text:span><text:span text:style-name="T164">(<text:s/></text:span><text:span text:style-name="T165">Wróżka chrzestna<text:s/></text:span><text:span text:style-name="T166">znana ze ,,Shreka" łudząca we śnie Krzysztofa w rozdziale<text:s/></text:span><text:span text:style-name="T167">Dlaczego przekroczenie granic dobrego smaku<text:s/></text:span><text:span text:style-name="T168">).</text:span></text:p>
      <text:p text:style-name="P169"><text:span text:style-name="T170">Ale Krzysiek<text:s/></text:span><text:span text:style-name="T171">darzy<text:s/></text:span><text:span text:style-name="T172">dystansem</text:span><text:span text:style-name="T173"><text:s/>styl.</text:span><text:span text:style-name="T174"><text:s/>nie tylko społeczeństwo, ale i siebie. Fragment zatytułowany<text:s/></text:span><text:span text:style-name="T175">Dlaczego w momencie absolutnego naświetlenia<text:s/></text:span><text:span text:style-name="T176">ostatecznie przekonał mnie, że najważniejsza postać<text:s/></text:span><text:span text:style-name="T177">Do szpiku kości<text:s/></text:span><text:span text:style-name="T178">jest godna mojej sympatii.</text:span></text:p>
      <text:p text:style-name="P179"><text:span text:style-name="T180"><text:s text:c="5"/></text:span><text:span text:style-name="T181">W stosunku najważniejszej osoby, występ</text:span><text:span text:style-name="T182">ującej w <text:s/></text:span><text:span text:style-name="T183">Ostatniej powieści awangardowej <text:s/></text:span><text:span text:style-name="T184">do siebie i do innych ludzi</text:span><text:span text:style-name="T185"><text:s/>szyk lub styl.</text:span><text:span text:style-name="T186"><text:s/>jest zarazem coś niepokojącego. Bierze się on bowiem z rezygnacji, z braku chęci do dalszej walki z chorobą, którą to walkę uważa ona za przykrą, narzuconą jej konieczność.</text:span></text:p>
      <text:p text:style-name="P187">Możemy śmiać<text:s/>się z kąśliwych komentarzy Krzyśka z pierwszych stron książki, ale gdy już doczytamy ją do ostatniej karty,<text:s/>zmienia się nasz pogląd na to, o czym właściwie opowiada.</text:p>
      <text:p text:style-name="P188">Tak naprawdę autoironia głównego bohatera jest jedynie maską; jest on niepewny jutra i w głębi<text:s/><text:soft-page-break/>duszy lęka się o swój los:</text:p>
      <text:p text:style-name="P189"/>
      <text:p text:style-name="P190">Ta książka pisała mnie sześć lat.</text:p>
      <text:p text:style-name="P191"><text:span text:style-name="T192">Powoli chyba kończy.</text:span><text:span text:style-name="T193"><text:note text:note-class="footnote" text:id="_ftn1"><text:note-citation>2</text:note-citation><text:note-body><text:p text:style-name="Footnote">Tamże, s. 132</text:p></text:note-body></text:note></text:span><text:span text:style-name="T194"><text:s/></text:span><text:span text:style-name="T195">- zauważa w pewnym momencie.</text:span></text:p>
      <text:p text:style-name="P196">Krzysztof nigdy nie poprosi o współczucie, ale trudno go nie odczuwać, gdy mamy świadomość z jakiego rodzaju problemami zdrowotnymi się mierzy. Opisy tego, jak bolesne bywają ich objawy, podane przez Jaworskiego bez zbędnego owijania w bawełnę,<text:s/>pozwalają nam wczuć się w sytuację, w jakiej znalazł się jego bohater:</text:p>
      <text:p text:style-name="P197">Dlaczego piękno</text:p>
      <text:p text:style-name="P198">Tu musi być z półtora metra ołowiu? Lekka panika<text:s/>podczas</text:p>
      <text:p text:style-name="P199">przykręcania ryja do stołu. Co ja mam tu napisane? A, dawka</text:p>
      <text:p text:style-name="P200"><text:span text:style-name="T201">radykalna.</text:span><text:span text:style-name="T202"><text:note text:note-class="footnote" text:id="_ftn2"><text:note-citation>3</text:note-citation><text:note-body><text:p text:style-name="Footnote">Tamże, s. 64</text:p></text:note-body></text:note></text:span></text:p>
      <text:p text:style-name="P203">Porównanie zastrzyku do kuli otrzymanej z pistoletu jest tyleż obrazowe, co przejmujące. I taka jest cała książka - szczera dosłownie do bólu.</text:p>
      <text:p text:style-name="P204"><text:span text:style-name="T205">Do szpiku kości.</text:span><text:span text:style-name="T206"><text:s/>Ostatnia powieść awangardowa<text:s/></text:span><text:span text:style-name="T207">to pozycja, jakiej jeszcze na polskim rynku wydawniczym nie było. Unikalna pod względem formy i treści, śmieszna i straszna, łącząca przeciwieństwa i ,,pisząca autora" - jest inaczej postrzegana przez różne grupy czytelników.</text:span></text:p>
      <text:p text:style-name="P208">Sięgając po dzieło Jaworskiego pierwszy, drugi, kolejny raz nigdy nie odczytywałem go tak samo - składa się z małych, zamkniętych całości, dlatego łatwo znaleźć sobie ulubione fragmenty.</text:p>
      <text:p text:style-name="P209">Nigdy nie przypuszczałem, że książkę ,,o raku"<text:s/>można napisać w tak dobry i nie trącący <text:s/>przesadną czułostkowością sposób. Krzysztof Jaworski tego dokonał i szkoda, że tegoroczna Nagroda Literacka Gdynia w kategorii prozy nie powędrowała w jego ręce.</text:p>
      <text:p text:style-name="P210">Są utwory, które czyta się ,,z musu", a które nie trafiają do naszego serca.</text:p>
      <text:p text:style-name="P211">Z tym było w moim przypadku inaczej.</text:p>
      <text:p text:style-name="P212"><text:s/></text:p>
      <text:p text:style-name="P213"><text:s/>Panie Bartoszu, to przekonująca, świetnie napisana recenzja. Szczególnie zachwyciła mnie Pana umiejętność bezpośredniego, a przy tym dyskretnego i taktownego pisania o książce, w lekturze której łatwo ulec emocjonalnemu szantażowi (musi się podobać, bo traktuje o chorym na raka). Proszę o poprawę drobiazgów.<text:s/></text:p>
      <text:p text:style-name="P214"/>
      <text:p text:style-name="P215"><text:span text:style-name="T216"><text:line-break/></text:span></text:p>
      <text:p text:style-name="P217"/>
      <text:p text:style-name="P218"/>
      <text:p text:style-name="P219"><text:s text:c="5"/></text:p>
      <text:p text:style-name="P220"><text:s text:c="5"/></text:p>
      <text:p text:style-name="P221"><text:span text:style-name="T222">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Odwołanieprzypisudolnego" style:display-name="Odwołanie przypisu dolnego" style:family="text" style:parent-style-name="Domyślnaczcionkaakapitu">
      <style:text-properties style:text-position="super 66.6%"/>
    </style:style>
    <style:style style:name="Odwołaniedokomentarza" style:display-name="Odwołanie do komentarza" style:family="text" style:parent-style-name="Domyślnaczcionkaakapitu">
      <style:text-properties fo:font-size="8pt" style:font-size-asian="8pt" style:font-size-complex="8pt"/>
    </style:style>
    <style:style style:name="Tekstkomentarza" style:display-name="Tekst komentarza" style:family="paragraph" style:parent-style-name="Normalny">
      <style:text-properties fo:font-size="10pt" style:font-size-asian="10pt" style:font-size-complex="9pt" fo:hyphenate="false"/>
    </style:style>
    <style:style style:name="TekstkomentarzaZnak" style:display-name="Tekst komentarza Znak" style:family="text" style:parent-style-name="Domyślnaczcionkaakapitu">
      <style:text-properties fo:font-size="10pt" style:font-size-asian="10pt" style:font-size-complex="9pt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matkomentarzaZnak" style:display-name="Temat komentarza Znak" style:family="text" style:parent-style-name="TekstkomentarzaZnak">
      <style:text-properties fo:font-weight="bold" style:font-weight-asian="bold" style:font-weight-complex="bold" fo:font-size="10pt" style:font-size-asian="10pt" style:font-size-complex="9pt"/>
    </style:style>
    <style:style style:name="Tekstdymka" style:display-name="Tekst dymka" style:family="paragraph" style:parent-style-name="Normalny">
      <style:text-properties style:font-name="Segoe UI" fo:font-size="9pt" style:font-size-asian="9pt" style:font-size-complex="8pt" fo:hyphenate="false"/>
    </style:style>
    <style:style style:name="TekstdymkaZnak" style:display-name="Tekst dymka Znak" style:family="text" style:parent-style-name="Domyślnaczcionkaakapitu">
      <style:text-properties style:font-name="Segoe UI" fo:font-size="9pt" style:font-size-asian="9pt" style:font-size-complex="8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milka</meta:initial-creator>
    <dc:creator>Emilia Kledzik</dc:creator>
    <meta:creation-date>2015-01-04T21:29:00Z</meta:creation-date>
    <dc:date>2015-01-04T21:29:00Z</dc:date>
    <meta:template xlink:href="Normal" xlink:type="simple"/>
    <meta:editing-cycles>2</meta:editing-cycles>
    <meta:editing-duration>PT0S</meta:editing-duration>
    <meta:document-statistic meta:page-count="5" meta:paragraph-count="19" meta:word-count="1392" meta:character-count="9729" meta:row-count="69" meta:non-whitespace-character-count="8356"/>
  </office:meta>
</office:document-meta>
</file>